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7cm"/>
    </style:style>
    <style:style style:name="gr2" style:family="graphic" style:parent-style-name="standard">
      <style:graphic-properties draw:stroke="none" svg:stroke-color="#000000" draw:fill="none" draw:fill-color="#ffffff" fo:min-height="0.47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39cm" fo:min-width="2.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stroke="none" draw:fill="none" fo:min-height="1.191cm"/>
    </style:style>
    <style:style style:name="gr17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35cm"/>
    </style:style>
    <style:style style:name="gr19" style:family="graphic" style:parent-style-name="standard">
      <style:graphic-properties draw:stroke="none" draw:fill="none" fo:min-height="0.715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717cm" svg:x="3.703cm" svg:y="1.188cm">
          <draw:text-box>
            <text:p><text:span text:style-name="T1">init function:</text:span></text:p>
            <text:p><text:span text:style-name="T1">launch the yolov5 detector</text:span></text:p>
            <text:p><text:span text:style-name="T1">Execute function:</text:span></text:p>
            <text:p><text:span text:style-name="T1">Shutdown yolov5</text:span></text:p>
            <text:p><text:span text:style-name="T1"/></text:p>
          </draw:text-box>
        </draw:frame>
        <draw:frame draw:style-name="gr2" draw:text-style-name="P2" draw:layer="layout" svg:width="2.443cm" svg:height="0.727cm" svg:x="1cm" svg:y="1.127cm">
          <draw:text-box>
            <text:p><text:span text:style-name="T2">UD=user data used by states</text:span></text:p>
          </draw:text-box>
        </draw:frame>
        <draw:custom-shape draw:style-name="gr3" draw:text-style-name="P4" xml:id="id23" draw:id="id23" draw:layer="layout" svg:width="2.51cm" svg:height="1.189cm" svg:x="2.27cm" svg:y="5.826cm">
          <text:p text:style-name="P3"><text:span text:style-name="T3">setup_state</text:span></text:p>
          <text:p text:style-name="P3"><text:span text:style-name="T3">Start ros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047cm" svg:height="1.321cm" svg:x="10.779cm" svg:y="12.176cm">
          <text:p text:style-name="P3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.047cm" svg:height="1.321cm" svg:x="10.764cm" svg:y="15.251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2.047cm" svg:height="1.321cm" svg:x="10.779cm" svg:y="16.724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2.176cm">
          <text:p text:style-name="P3"><text:span text:style-name="T4">Start up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2.047cm" svg:height="1.321cm" svg:x="10.779cm" svg:y="18.272cm"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3.703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4.318cm" svg:height="0.991cm" svg:x="1.381cm" svg:y="7.985cm">
          <text:p text:style-name="P3"><text:span text:style-name="T3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2.176cm" draw:start-shape="id1" draw:start-glue-point="10" draw:end-shape="id2" draw:end-glue-point="4" svg:d="M5699 8481c4070 0 6104 1231 6104 3695" svg:viewBox="0 0 6105 3696">
          <text:p/>
        </draw:connector>
        <draw:connector draw:style-name="gr8" draw:text-style-name="P7" draw:layer="layout" draw:type="curve" svg:x1="5.067cm" svg:y1="8.831cm" svg:x2="10.764cm" svg:y2="14.364cm" draw:start-shape="id1" draw:start-glue-point="9" draw:end-shape="id3" draw:end-glue-point="6" svg:d="M5067 8831c0 3689 1899 5533 5697 5533" svg:viewBox="0 0 5698 55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4">return</text:span></text:p>
            <text:p><text:span text:style-name="T4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4">if</text:span></text:p>
            <text:p><text:span text:style-name="T4">start_sanitization</text:span></text:p>
            <text:p><text:span text:style-name="T4">return</text:span></text:p>
            <text:p><text:span text:style-name="T4">start_human_d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12.811cm" svg:y1="14.364cm" svg:x2="17.8cm" svg:y2="14.374cm" draw:start-shape="id3" draw:start-glue-point="10" svg:d="M12811 14364c4117 0 1623 10 4989 10" svg:viewBox="0 0 4990 11">
          <text:p/>
        </draw:connector>
        <draw:frame draw:style-name="gr11" draw:text-style-name="P8" draw:layer="layout" svg:width="1.92cm" svg:height="0.49cm" svg:x="14.462cm" svg:y="13.972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13.137cm" svg:y1="2.04cm" svg:x2="10.764cm" svg:y2="15.912cm" draw:start-shape="id4" draw:start-glue-point="6" draw:end-shape="id5" draw:end-glue-point="6" svg:d="M13137 2040c-4312 0-3126 13872-2373 13872" svg:viewBox="0 0 3114 138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4">return</text:span></text:p>
            <text:p><text:span text:style-name="T4">go_to_monitor_control</text:span></text:p>
          </draw:text-box>
        </draw:frame>
        <draw:connector draw:style-name="gr8" draw:text-style-name="P9" draw:layer="layout" draw:type="curve" svg:x1="13.192cm" svg:y1="8.214cm" svg:x2="12.527cm" svg:y2="16.917cm" draw:start-shape="id6" draw:start-glue-point="6" draw:end-shape="id7" draw:end-glue-point="11" svg:d="M13192 8214c-444 0-665 2901-665 8703" svg:viewBox="0 0 666 8704">
          <text:p/>
        </draw:connector>
        <draw:frame draw:style-name="gr11" draw:text-style-name="P8" draw:layer="layout" svg:width="1.92cm" svg:height="0.49cm" svg:x="11.907cm" svg:y="9.255cm">
          <draw:text-box>
            <text:p><text:span text:style-name="T4">Wrong data</text:span></text:p>
          </draw:text-box>
        </draw:frame>
        <draw:connector draw:style-name="gr8" draw:text-style-name="P9" draw:layer="layout" draw:type="curve" draw:line-skew="2.147cm" svg:x1="12.826cm" svg:y1="18.933cm" svg:x2="15.825cm" svg:y2="8.337cm" draw:start-shape="id8" draw:start-glue-point="10" draw:end-shape="id9" draw:end-glue-point="9" svg:d="M12826 18933c9475 0 7976-10596 2999-10596" svg:viewBox="0 0 6935 10597">
          <text:p/>
        </draw:connector>
        <draw:connector draw:style-name="gr8" draw:text-style-name="P9" draw:layer="layout" draw:type="line" svg:x1="12.826cm" svg:y1="17.385cm" svg:x2="16.823cm" svg:y2="17.386cm" draw:start-shape="id7" draw:start-glue-point="10" svg:d="M12826 17385l3997 1" svg:viewBox="0 0 3998 2">
          <text:p/>
        </draw:connector>
        <draw:frame draw:style-name="gr11" draw:text-style-name="P8" draw:layer="layout" svg:width="1.92cm" svg:height="0.49cm" svg:x="14.447cm" svg:y="17.02cm">
          <draw:text-box>
            <text:p><text:span text:style-name="T4">Error</text:span></text:p>
          </draw:text-box>
        </draw:frame>
        <draw:custom-shape draw:style-name="gr12" draw:text-style-name="P4" xml:id="id10" draw:id="id10" draw:layer="layout" svg:width="5.715cm" svg:height="2.261cm" svg:x="1cm" svg:y="13.979cm"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2.837cm" svg:x2="5.878cm" svg:y2="14.31cm" draw:start-shape="id2" draw:start-glue-point="6" draw:end-shape="id10" draw:end-glue-point="11" svg:d="M10779 12837c-3268 0-4901 491-4901 1473" svg:viewBox="0 0 4902 1474">
          <text:p/>
        </draw:connector>
        <draw:connector draw:style-name="gr8" draw:text-style-name="P9" draw:layer="layout" draw:type="curve" draw:line-skew="0cm -0.561cm" svg:x1="6.101cm" svg:y1="14.972cm" svg:x2="11.063cm" svg:y2="14.831cm" draw:start-shape="id11" draw:start-glue-point="10" draw:end-shape="id3" draw:end-glue-point="7" svg:d="M6101 14972c3496 0 2913-5 3280 10s1682 48 1682-151" svg:viewBox="0 0 4963 164">
          <text:p/>
        </draw:connector>
        <draw:frame draw:style-name="gr9" draw:text-style-name="P8" draw:layer="layout" svg:width="2.682cm" svg:height="0.727cm" svg:x="6.954cm" svg:y="14.589cm">
          <draw:text-box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svg:x1="5.878cm" svg:y1="15.909cm" svg:x2="3.857cm" svg:y2="16.24cm" draw:start-shape="id10" draw:start-glue-point="9" draw:end-shape="id10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4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36cm" svg:y="10.779cm">
          <text:p text:style-name="P3"><text:span text:style-name="T4">Shut down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21cm" svg:y="12.506cm">
          <text:p text:style-name="P3"><text:span text:style-name="T4">Shut down 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5.912cm" svg:x2="22.336cm" svg:y2="9.876cm" draw:start-shape="id5" draw:start-glue-point="10" draw:end-shape="id12" draw:end-glue-point="6" svg:d="M12811 15912c10572 0 5810-6036 9525-6036" svg:viewBox="0 0 9526 60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4">return</text:span></text:p>
            <text:p><text:span text:style-name="T4">start_navi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2.369cm" draw:start-shape="id13" draw:start-glue-point="7" draw:end-shape="id2" draw:end-glue-point="11" svg:d="M22620 13634c0-160-4475-106-4475-1033 0-926-5618-1274-5618-232" svg:viewBox="0 0 10094 1904">
          <text:p/>
        </draw:connector>
        <draw:connector draw:style-name="gr8" draw:text-style-name="P9" draw:layer="layout" draw:type="curve" svg:x1="24.383cm" svg:y1="11.44cm" svg:x2="25.946cm" svg:y2="11.559cm" draw:start-shape="id14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5" draw:start-glue-point="6" draw:end-shape="id13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4">If </text:span></text:p>
            <text:p><text:span text:style-name="T4">stop_sanitization</text:span></text:p>
            <text:p><text:span text:style-name="T4">Or</text:span></text:p>
            <text:p><text:span text:style-name="T4">turn_off_sentry</text:span></text:p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5" draw:start-glue-point="7" draw:end-shape="id14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4">return</text:span></text:p>
            <text:p><text:span text:style-name="T4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4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4">Control_human_detection</text:span></text:p>
          </draw:text-box>
        </draw:frame>
        <draw:custom-shape draw:style-name="gr15" draw:text-style-name="P4" xml:id="id15" draw:id="id15" draw:layer="layout" svg:width="4.064cm" svg:height="0.991cm" svg:x="21.447cm" svg:y="5.089cm">
          <text:p text:style-name="P3"><text:span text:style-name="T3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5" draw:start-glue-point="10" draw:end-shape="id15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24.383cm" svg:y1="9.876cm" svg:x2="24.916cm" svg:y2="5.935cm" draw:start-shape="id12" draw:start-glue-point="10" draw:end-shape="id15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5" draw:start-glue-point="8" draw:end-shape="id14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4">return</text:span></text:p>
            <text:p><text:span text:style-name="T4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4">return</text:span></text:p>
            <text:p><text:span text:style-name="T4">start_human_detection</text:span></text:p>
          </draw:text-box>
        </draw:frame>
        <draw:custom-shape draw:style-name="gr4" draw:text-style-name="P5" xml:id="id4" draw:id="id4" draw:layer="layout" svg:width="2.047cm" svg:height="1.321cm" svg:x="13.137cm" svg:y="1.379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2.047cm" svg:height="1.321cm" svg:x="13.137cm" svg:y="3.015cm"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0" draw:id="id20" draw:layer="layout" svg:width="2.047cm" svg:height="1.321cm" svg:x="13.122cm" svg:y="4.406cm">
          <text:p text:style-name="P3"><text:span text:style-name="T4">Turn off lights</text:span></text:p>
          <text:p text:style-name="P3"><text:span text:style-name="T4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9" draw:id="id9" draw:layer="layout" svg:width="4.572cm" svg:height="8.595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18" draw:id="id18" draw:layer="layout" svg:width="2.159cm" svg:height="0.727cm" svg:x="17.637cm" svg:y="1.686cm">
          <draw:text-box>
            <text:p><text:span text:style-name="T4">timer_complete</text:span></text:p>
          </draw:text-box>
        </draw:frame>
        <draw:frame draw:style-name="gr9" draw:text-style-name="P8" draw:layer="layout" svg:width="2.301cm" svg:height="0.727cm" svg:x="13.304cm" svg:y="9.001cm">
          <draw:text-box>
            <text:p><text:span text:style-name="T4">monitor_control</text:span></text:p>
          </draw:text-box>
        </draw:frame>
        <draw:frame draw:style-name="gr16" draw:text-style-name="P8" xml:id="id17" draw:id="id17" draw:layer="layout" svg:width="2.682cm" svg:height="1.441cm" svg:x="16.86cm" svg:y="3.17cm">
          <draw:text-box>
            <text:p><text:span text:style-name="T4">human_detected_true</text:span></text:p>
            <text:p><text:span text:style-name="T4">Or </text:span></text:p>
            <text:p><text:span text:style-name="T4">stop_sanitization</text:span></text:p>
            <text:p><text:span text:style-name="T4">Or</text:span></text:p>
            <text:p><text:span text:style-name="T4"><text:s/></text:span><text:span text:style-name="T4">turn_off_sentry</text:span></text:p>
          </draw:text-box>
        </draw:frame>
        <draw:connector draw:style-name="gr8" draw:text-style-name="P10" draw:layer="layout" draw:type="curve" svg:x1="13.137cm" svg:y1="3.676cm" svg:x2="11.063cm" svg:y2="13.896cm" draw:start-shape="id16" draw:start-glue-point="6" draw:end-shape="id3" draw:end-glue-point="5" svg:d="M13137 3676c-1383 0-2074 3406-2074 10220" svg:viewBox="0 0 2075 10221">
          <text:p/>
        </draw:connector>
        <draw:connector draw:style-name="gr17" draw:text-style-name="P10" draw:layer="layout" draw:type="curve" svg:x1="16.86cm" svg:y1="3.89cm" svg:x2="15.184cm" svg:y2="3.676cm" draw:start-shape="id17" draw:start-glue-point="3" draw:end-shape="id16" draw:end-glue-point="10" svg:d="M16860 3890c-1255 0-418-214-1676-214" svg:viewBox="0 0 1677 215">
          <text:p/>
        </draw:connector>
        <draw:connector draw:style-name="gr17" draw:text-style-name="P10" draw:layer="layout" draw:type="curve" svg:x1="17.637cm" svg:y1="2.049cm" svg:x2="15.184cm" svg:y2="2.04cm" draw:start-shape="id18" draw:start-glue-point="3" draw:end-shape="id4" draw:end-glue-point="10" svg:d="M17637 2049c-1839 0-613-9-2453-9" svg:viewBox="0 0 2454 10">
          <text:p/>
        </draw:connector>
        <draw:connector draw:style-name="gr17" draw:text-style-name="P10" draw:layer="layout" draw:type="curve" svg:x1="17.637cm" svg:y1="5.046cm" svg:x2="15.169cm" svg:y2="5.067cm" draw:start-shape="id19" draw:start-glue-point="3" draw:end-shape="id20" draw:end-glue-point="10" svg:d="M17637 5046c-1849 0-616 21-2468 21" svg:viewBox="0 0 2469 22">
          <text:p/>
        </draw:connector>
        <draw:frame draw:style-name="gr9" draw:text-style-name="P8" xml:id="id19" draw:id="id19" draw:layer="layout" svg:width="2.413cm" svg:height="0.727cm" svg:x="17.637cm" svg:y="4.683cm">
          <draw:text-box>
            <text:p><text:span text:style-name="T4">pause_sanitization</text:span></text:p>
          </draw:text-box>
        </draw:frame>
        <draw:custom-shape draw:style-name="gr4" draw:text-style-name="P5" xml:id="id22" draw:id="id22" draw:layer="layout" svg:width="2.047cm" svg:height="1.321cm" svg:x="13.165cm" svg:y="5.837cm">
          <text:p text:style-name="P3"><text:span text:style-name="T4">Turn on lights</text:span></text:p>
          <text:p text:style-name="P3"><text:span text:style-name="T4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0" draw:layer="layout" draw:type="curve" svg:x1="17.61cm" svg:y1="6.643cm" svg:x2="15.212cm" svg:y2="6.498cm" draw:start-shape="id21" draw:end-shape="id22" draw:end-glue-point="10" svg:d="M17610 6643c-1797 0-598-145-2398-145" svg:viewBox="0 0 2399 146">
          <text:p/>
        </draw:connector>
        <draw:frame draw:style-name="gr9" draw:text-style-name="P8" xml:id="id21" draw:id="id21" draw:layer="layout" svg:width="2.413cm" svg:height="0.727cm" svg:x="17.61cm" svg:y="6.28cm">
          <draw:text-box>
            <text:p><text:span text:style-name="T4">start_sanitization</text:span></text:p>
          </draw:text-box>
        </draw:frame>
        <draw:connector draw:style-name="gr8" draw:text-style-name="P10" draw:layer="layout" draw:type="curve" svg:x1="13.122cm" svg:y1="5.067cm" svg:x2="11.922cm" svg:y2="5.297cm" draw:start-shape="id20" draw:start-glue-point="6" draw:end-shape="id9" svg:d="M13122 5067c-2551 0-1951 230-1200 230" svg:viewBox="0 0 1850 231">
          <text:p/>
        </draw:connector>
        <draw:connector draw:style-name="gr8" draw:text-style-name="P10" draw:layer="layout" draw:type="curve" svg:x1="13.165cm" svg:y1="6.498cm" svg:x2="12.591cm" svg:y2="8.337cm" draw:start-shape="id22" draw:start-glue-point="6" draw:end-shape="id9" draw:end-glue-point="7" svg:d="M13165 6498c-2616 0-2329 1839-574 1839" svg:viewBox="0 0 1929 1840">
          <text:p/>
        </draw:connector>
        <draw:custom-shape draw:style-name="gr4" draw:text-style-name="P5" xml:id="id6" draw:id="id6" draw:layer="layout" svg:width="2.047cm" svg:height="1.321cm" svg:x="13.192cm" svg:y="7.553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2cm" svg:height="0.727cm" svg:x="11.16cm" svg:y="4.024cm">
          <draw:text-box>
            <text:p><text:span text:style-name="T4">return</text:span><text:span text:style-name="T4"><text:line-break/></text:span><text:span text:style-name="T4">turn_off_sentry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4">return</text:span></text:p>
            <text:p><text:span text:style-name="T4">turn_off_human_detection</text:span></text:p>
          </draw:text-box>
        </draw:frame>
        <draw:connector draw:style-name="gr8" draw:text-style-name="P9" draw:layer="layout" draw:type="curve" svg:x1="3.525cm" svg:y1="7.015cm" svg:x2="3.54cm" svg:y2="7.985cm" draw:start-shape="id23" draw:start-glue-point="8" draw:end-shape="id1" draw:end-glue-point="4" svg:d="M3525 7015c0 727 15 243 15 970" svg:viewBox="0 0 16 971">
          <text:p/>
        </draw:connector>
        <draw:connector draw:style-name="gr17" draw:text-style-name="P9" draw:layer="layout" draw:type="curve" svg:x1="2.752cm" svg:y1="3.916cm" svg:x2="3.525cm" svg:y2="5.826cm" draw:end-shape="id23" draw:end-glue-point="4" svg:d="M2752 3916c0 1056 773 101 773 1910" svg:viewBox="0 0 774 1911">
          <text:p/>
        </draw:connector>
        <draw:custom-shape draw:style-name="gr4" draw:text-style-name="P5" xml:id="id24" draw:id="id24" draw:layer="layout" svg:width="2.047cm" svg:height="1.321cm" svg:x="22.321cm" svg:y="14.206cm">
          <text:p text:style-name="P3"><text:span text:style-name="T4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428cm" svg:x1="24.069cm" svg:y1="15.334cm" svg:x2="25.474cm" svg:y2="15.684cm" draw:start-shape="id24" draw:start-glue-point="9" svg:d="M24069 15334c0 399 1405 224 1405 350" svg:viewBox="0 0 1406 351">
          <text:p/>
        </draw:connector>
        <draw:frame draw:style-name="gr18" draw:text-style-name="P8" draw:layer="layout" svg:width="1.051cm" svg:height="0.6cm" svg:x="25.384cm" svg:y="15.478cm">
          <draw:text-box>
            <text:p><text:span text:style-name="T4">error</text:span></text:p>
          </draw:text-box>
        </draw:frame>
        <draw:connector draw:style-name="gr17" draw:text-style-name="P9" draw:layer="layout" draw:type="curve" svg:x1="17.506cm" svg:y1="7.085cm" svg:x2="14.94cm" svg:y2="7.746cm" draw:end-shape="id6" draw:end-glue-point="11" svg:d="M17506 7085c0-51-2566-381-2566 661" svg:viewBox="0 0 2567 752">
          <text:p/>
        </draw:connector>
        <draw:frame draw:style-name="gr9" draw:text-style-name="P8" draw:layer="layout" svg:width="2.413cm" svg:height="0.727cm" svg:x="17.311cm" svg:y="6.781cm">
          <draw:text-box>
            <text:p><text:span text:style-name="T4">wrong_data</text:span></text:p>
          </draw:text-box>
        </draw:frame>
        <draw:custom-shape draw:style-name="gr4" draw:text-style-name="P5" xml:id="id25" draw:id="id25" draw:layer="layout" svg:width="2.047cm" svg:height="1.321cm" svg:x="1.381cm" svg:y="14.335cm">
          <text:p text:style-name="P3"><text:span text:style-name="T4">Turn on lights</text:span></text:p>
          <text:p text:style-name="P3"><text:span text:style-name="T4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4.191cm" svg:height="0.965cm" svg:x="1.889cm" svg:y="15.656cm">
          <draw:text-box>
            <text:p><text:span text:style-name="T4">monitor_for_human_detection_started</text:span></text:p>
          </draw:text-box>
        </draw:frame>
        <draw:custom-shape draw:style-name="gr4" draw:text-style-name="P5" xml:id="id11" draw:id="id11" draw:layer="layout" svg:width="2.047cm" svg:height="1.321cm" svg:x="4.054cm" svg:y="14.311cm">
          <text:p text:style-name="P3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1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4">human_detected_true</text:span></text:p>
          </draw:text-box>
        </draw:frame>
        <draw:connector draw:style-name="gr8" draw:text-style-name="P9" draw:layer="layout" draw:type="curve" svg:x1="1.68cm" svg:y1="15.463cm" svg:x2="10.779cm" svg:y2="18.933cm" draw:start-shape="id25" draw:start-glue-point="7" draw:end-shape="id8" draw:end-glue-point="6" svg:d="M1680 15463c0 2314 3033 3470 9099 3470" svg:viewBox="0 0 9100 3471">
          <text:p/>
        </draw:connector>
        <draw:connector draw:style-name="gr8" draw:text-style-name="P9" draw:layer="layout" draw:type="curve" svg:x1="1.955cm" svg:y1="12.774cm" svg:x2="2.405cm" svg:y2="14.335cm" draw:end-shape="id25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4">human_detected_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1-10-21T11:30:52.473016085</dc:date>
    <meta:editing-duration>PT7H6M16S</meta:editing-duration>
    <meta:editing-cycles>22</meta:editing-cycles>
    <meta:generator>LibreOffice/6.0.7.3$Linux_AARCH64 LibreOffice_project/00m0$Build-3</meta:generator>
    <meta:document-statistic meta:object-count="90"/>
  </office:meta>
</office:document-meta>
</file>